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Arial2" fo:font-size="12pt" fo:letter-spacing="normal" fo:language="en" fo:country="US" fo:font-style="normal" fo:font-weight="bold"/>
    </style:style>
    <style:style style:name="P2" style:family="paragraph" style:parent-style-name="Text_20_body" style:list-style-name="L1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style:use-window-font-color="true" loext:opacity="0%" style:font-name="Arial2" fo:font-size="12pt" fo:letter-spacing="normal" fo:language="en" fo:country="US" fo:font-style="normal" fo:font-weight="normal"/>
    </style:style>
    <style:style style:name="P3" style:family="paragraph" style:parent-style-name="Text_20_body" style:list-style-name="L1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style:use-window-font-color="true" loext:opacity="0%" style:font-name="Arial2" fo:font-size="12pt" fo:letter-spacing="normal" fo:language="en" fo:country="US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Arial2" fo:font-size="12pt" fo:letter-spacing="normal" fo:language="en" fo:country="US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style:use-window-font-color="true" loext:opacity="0%" style:font-name="Arial2" fo:font-size="12pt" fo:letter-spacing="normal" fo:language="en" fo:country="US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Arial2" fo:letter-spacing="normal" fo:language="en" fo:country="US" fo:font-weight="bold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Arial2" fo:font-size="12pt" fo:letter-spacing="normal" fo:language="en" fo:country="US" fo:font-style="normal" fo:font-weight="normal"/>
    </style:style>
    <style:style style:name="P8" style:family="paragraph" style:parent-style-name="Text_20_body" style:list-style-name="L2">
      <style:paragraph-properties fo:margin-left="0cm" fo:margin-right="0cm" fo:margin-top="0cm" fo:margin-bottom="0.247cm" style:contextual-spacing="false" fo:orphans="2" fo:widows="2" fo:text-indent="0cm" style:auto-text-indent="false"/>
      <style:text-properties style:font-name="Arial2" fo:language="en" fo:country="US" fo:font-weight="bold"/>
    </style:style>
    <style:style style:name="P9" style:family="paragraph" style:parent-style-name="Text_20_body" style:list-style-name="L2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style:use-window-font-color="true" loext:opacity="0%" style:font-name="Arial2" fo:font-size="12pt" fo:letter-spacing="normal" fo:language="en" fo:country="US" fo:font-style="normal" fo:font-weight="normal"/>
    </style:style>
    <style:style style:name="P10" style:family="paragraph" style:parent-style-name="Text_20_body" style:list-style-name="L2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style:use-window-font-color="true" loext:opacity="0%" style:font-name="Arial2" fo:font-size="12pt" fo:letter-spacing="normal" fo:language="en" fo:country="US" fo:font-style="normal" fo:font-weight="normal" officeooo:rsid="0021c3e3" officeooo:paragraph-rsid="0021c3e3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Courier New" fo:font-size="10pt" fo:letter-spacing="normal" fo:language="en" fo:country="US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style:font-name="Arial2" fo:language="en" fo:country="US" fo:font-weight="bold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Arial2" fo:font-size="12pt" fo:letter-spacing="normal" fo:language="en" fo:country="US" fo:font-style="normal" fo:font-weight="normal" officeooo:paragraph-rsid="0023bd75"/>
    </style:style>
    <style:style style:name="P14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style:use-window-font-color="true" loext:opacity="0%" style:font-name="Arial2" fo:letter-spacing="normal" fo:language="en" fo:country="US" fo:font-weight="bold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style:font-name="Arial2" fo:language="en" fo:country="US" fo:font-weight="bold" officeooo:paragraph-rsid="0023bd75"/>
    </style:style>
    <style:style style:name="P1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b050" loext:opacity="100%" style:font-name="Arial2" fo:font-size="12pt" fo:letter-spacing="normal" fo:language="en" fo:country="US" fo:font-style="normal" fo:font-weight="normal"/>
    </style:style>
    <style:style style:name="T1" style:family="text">
      <style:text-properties fo:font-family="Aptos, sans-serif" fo:font-weight="normal"/>
    </style:style>
    <style:style style:name="T2" style:family="text">
      <style:text-properties fo:font-weight="normal"/>
    </style:style>
    <style:style style:name="T3" style:family="text">
      <style:text-properties fo:font-weight="bold"/>
    </style:style>
    <style:style style:name="T4" style:family="text">
      <style:text-properties fo:font-variant="normal" fo:text-transform="none" style:use-window-font-color="true" loext:opacity="0%" fo:font-size="12pt" fo:letter-spacing="normal" fo:font-style="normal" fo:font-weight="normal"/>
    </style:style>
    <style:style style:name="T5" style:family="text">
      <style:text-properties fo:font-variant="normal" fo:text-transform="none" fo:color="#000080" loext:opacity="100%" fo:font-size="12pt" fo:letter-spacing="normal" fo:font-style="normal" fo:font-weight="normal"/>
    </style:style>
    <style:style style:name="T6" style:family="text">
      <style:text-properties fo:font-variant="normal" fo:text-transform="none" style:use-window-font-color="true" loext:opacity="0%" fo:font-size="12pt" fo:letter-spacing="normal" fo:font-style="normal" fo:font-weight="normal" officeooo:rsid="0021c3e3"/>
    </style:style>
    <style:style style:name="T7" style:family="text">
      <style:text-properties fo:font-variant="normal" fo:text-transform="none" style:use-window-font-color="true" loext:opacity="0%" style:font-name="Courier New" fo:font-size="10pt" fo:letter-spacing="normal" fo:font-style="normal" fo:font-weight="normal"/>
    </style:style>
    <style:style style:name="T8" style:family="text">
      <style:text-properties fo:font-variant="normal" fo:text-transform="none" fo:color="#000080" loext:opacity="100%" style:font-name="Courier New" fo:font-size="10pt" fo:letter-spacing="normal" fo:font-style="normal" fo:font-weight="normal"/>
    </style:style>
    <style:style style:name="T9" style:family="text">
      <style:text-properties style:font-name="Courier New" fo:font-size="10pt"/>
    </style:style>
    <style:style style:name="T10" style:family="text">
      <style:text-properties officeooo:rsid="0021c3e3"/>
    </style:style>
    <style:style style:name="T11" style:family="text">
      <style:text-properties fo:font-variant="normal" fo:text-transform="none" style:use-window-font-color="true" loext:opacity="0%" fo:font-size="12pt" fo:letter-spacing="normal" fo:font-style="normal" fo:font-weight="normal" officeooo:rsid="0023bd75"/>
    </style:style>
    <style:style style:name="T12" style:family="text">
      <style:text-properties fo:font-family="Aptos, sans-serif"/>
    </style:style>
    <style:style style:name="T13" style:family="text">
      <style:text-properties fo:font-size="12pt" fo:font-style="normal" fo:font-weight="normal"/>
    </style:style>
    <text:list-style style:name="L1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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">
        <style:list-level-properties text:space-before="2.501cm"/>
      </text:list-level-style-bullet>
      <text:list-level-style-bullet text:level="3" text:style-name="Bullet_20_Symbols" loext:num-list-format="%3%." style:num-suffix="." text:bullet-char="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pdated RDO install steps as of 2025 – caracal version – centos 9 stream:<text:line-break/></text:span><text:a xlink:type="simple" xlink:href="https://www.rdoproject.org/deploy/packstack/" office:target-frame-name="_blank" xlink:show="new" text:style-name="Internet_20_link" text:visited-style-name="Visited_20_Internet_20_Link"><text:span text:style-name="T1">Packstack - An OpenStack distribution</text:span></text:a><text:span text:style-name="T1"><text:line-break/><text:line-break/><text:line-break/></text:span>Step 0: Install CentOS 9 Stream<text:line-break/><text:span text:style-name="T2">Do Manual partitioning</text:span></text:p>
      <text:list text:style-name="L1">
        <text:list-item>
          <text:list>
            <text:list-item>
              <text:p text:style-name="P2">/boot: 30-40GB</text:p>
            </text:list-item>
            <text:list-item>
              <text:p text:style-name="P2">/SWAP: 2*mem (50-60 GB is also fine though)</text:p>
            </text:list-item>
            <text:list-item>
              <text:p text:style-name="P2">/home: 30GB</text:p>
            </text:list-item>
            <text:list-item>
              <text:p text:style-name="P2">/: rest storage (/var will come in this only)</text:p>
            </text:list-item>
            <text:list-item>
              <text:p text:style-name="P3">biosboot: 1MB</text:p>
            </text:list-item>
          </text:list>
        </text:list-item>
      </text:list>
      <text:p text:style-name="P4"><text:span text:style-name="T3">Install timeshift to have a backup snapshot before making any changes, for reverting in case any issues arise.</text:span><text:line-break/>sudo dnf install epel-release</text:p>
      <text:p text:style-name="P4">dnf update</text:p>
      <text:p text:style-name="P4">dnf install timeshift</text:p>
      <text:p text:style-name="P5">timeshift --create --comments "Initial backup"</text:p>
      <text:p text:style-name="P1">Step 1: Set up hostname and static IP to the machine</text:p>
      <text:p text:style-name="P6"> </text:p>
      <text:list text:style-name="L2">
        <text:list-item>
          <text:p text:style-name="P7">Provided (to set static IP via #nmtui-edit eth160):</text:p>
          <text:list>
            <text:list-item>
              <text:p text:style-name="P8"><text:span text:style-name="T4">IP ADDRESS : </text:span><text:a xlink:type="simple" xlink:href="http://172.24.35.26/20" office:target-frame-name="_blank" xlink:show="new" text:style-name="Internet_20_link" text:visited-style-name="Visited_20_Internet_20_Link"><text:span text:style-name="T5">172.24.35.26/20</text:span></text:a></text:p>
            </text:list-item>
            <text:list-item>
              <text:p text:style-name="P9">GATEWAY: 172.24.32.1</text:p>
            </text:list-item>
            <text:list-item>
              <text:p text:style-name="P9">DNS:</text:p>
              <text:list>
                <text:list-item>
                  <text:p text:style-name="P10">&lt;DNS IP&gt;</text:p>
                </text:list-item>
              </text:list>
            </text:list-item>
            <text:list-item>
              <text:p text:style-name="P9">Search Domains:</text:p>
              <text:list>
                <text:list-item>
                  <text:p text:style-name="P8"><text:span text:style-name="T4">&lt;</text:span><text:span text:style-name="T6">DNS SEARCH SUFFIX</text:span><text:span text:style-name="T4">&gt;</text:span></text:p>
                </text:list-item>
              </text:list>
            </text:list-item>
          </text:list>
        </text:list-item>
      </text:list>
      <text:p text:style-name="P6"> </text:p>
      <text:p text:style-name="P11">systemctl restart NetworkManager</text:p>
      <text:p text:style-name="P12"><text:span text:style-name="T7">sudo nmcli con modify eno1 ipv4.addresses </text:span><text:a xlink:type="simple" xlink:href="http://172.24.29.132/20" office:target-frame-name="_blank" xlink:show="new" text:style-name="Internet_20_link" text:visited-style-name="Visited_20_Internet_20_Link"><text:span text:style-name="T8">172.24.29.132/20</text:span></text:a></text:p>
      <text:p text:style-name="P11">sudo nmcli con modify eno1 ipv4.gateway 172.24.16.1</text:p>
      <text:p text:style-name="P13"><text:span text:style-name="T9">sudo nmcli con modify eno1 ipv4.dns "</text:span><text:span text:style-name="T10">&lt;DNS IP&gt;</text:span><text:span text:style-name="T9">"</text:span></text:p>
      <text:p text:style-name="P11">sudo nmcli con modify eno1 ipv4.method manual</text:p>
      <text:p text:style-name="P11">sudo nmcli con down eno1 &amp;&amp; sudo nmcli con up eno1</text:p>
      <text:p text:style-name="P6"> </text:p>
      <text:p text:style-name="P6"> </text:p>
      <text:p text:style-name="P4"><text:span text:style-name="T3">Step 2: Attach 500GB volume and Create a VG named ‘cinder-volumes ‘</text:span> on /dev/sdb<text:line-break/># in this case I have 2.7TB VG, so will use 2TB for cinder size.</text:p>
      <text:p text:style-name="P4">vgcreate cinder-volumes /dev/sdb</text:p>
      <text:p text:style-name="P6"> </text:p>
      <text:p text:style-name="P6"> </text:p>
      <text:p text:style-name="P1"><text:soft-page-break/>Step 3: Pre-requisites</text:p>
      <text:p text:style-name="P11">sudo dnf update -y</text:p>
      <text:p text:style-name="P6"> </text:p>
      <text:p text:style-name="P11">sudo setenforce 0      # Disable SELinux temporarily</text:p>
      <text:p text:style-name="P5"><text:span text:style-name="T9">OR<text:line-break/></text:span>Set SELINUX=disabled in /etc/selinux/config and reboot the VM</text:p>
      <text:p text:style-name="P12"><text:span text:style-name="T4">***If network doesn’t start properly after reboot, run these 2 again.<text:line-break/>nmcli con mod eno1 ipv4.addresses </text:span><text:a xlink:type="simple" xlink:href="http://172.24.29.132/20" office:target-frame-name="_blank" xlink:show="new" text:style-name="Internet_20_link" text:visited-style-name="Visited_20_Internet_20_Link"><text:span text:style-name="T5">172.24.29.132/20</text:span></text:a></text:p>
      <text:p text:style-name="P4">nmcli con down eno1 &amp;&amp; nmcli con up eno1</text:p>
      <text:p text:style-name="P14"> </text:p>
      <text:p text:style-name="P11">sudo hostnamectl set-hostname rdo-openstack</text:p>
      <text:p text:style-name="P11">echo "172.24.29.132 rdo-openstack" &gt;&gt; /etc/hosts</text:p>
      <text:p text:style-name="P4">sudo systemctl disable firewalld</text:p>
      <text:p text:style-name="P4">sudo systemctl stop firewalld</text:p>
      <text:p text:style-name="P6"> </text:p>
      <text:p text:style-name="P6"> </text:p>
      <text:p text:style-name="P1">Step 4: Install openstack and packstack packages</text:p>
      <text:p text:style-name="P4">sudo dnf install -y centos-release-openstack-caracal</text:p>
      <text:p text:style-name="P4">sudo dnf config-manager --enable crb</text:p>
      <text:p text:style-name="P4">dnf install -y openstack-packstack</text:p>
      <text:p text:style-name="P14"> </text:p>
      <text:p text:style-name="P4"><text:span text:style-name="T3">Step 5: Configure network bridge<text:line-break/></text:span>nmcli connection add type ovs-bridge conn.interface br-ex</text:p>
      <text:p text:style-name="P4">nmcli connection add type ovs-port conn.interface eno1 master br-ex</text:p>
      <text:p text:style-name="P4"># when you created the OVS bridge, NetworkManager automatically named the connection something like ovs-bridge-br-ex, not just br-ex.</text:p>
      <text:p text:style-name="P4">nmcli connection show</text:p>
      <text:p text:style-name="P15"><text:span text:style-name="T4">nmcli connection modify ovs-bridge-br-ex ipv4.addresses </text:span><text:a xlink:type="simple" xlink:href="http://172.24.29.132/20" office:target-frame-name="_blank" xlink:show="new" text:style-name="Internet_20_link" text:visited-style-name="Visited_20_Internet_20_Link"><text:span text:style-name="T5">172.24.29.132/20</text:span></text:a><text:span text:style-name="T4"> ipv4.gateway 172.24.16.1 ipv4.method manual ipv4.dns "</text:span><text:span text:style-name="T4">&lt;</text:span><text:span text:style-name="T6">DNS </text:span><text:span text:style-name="T11">IP</text:span><text:span text:style-name="T4">&gt;</text:span><text:span text:style-name="T4">"</text:span></text:p>
      <text:p text:style-name="P4">dnf install openvswitch NetworkManager-ovs -y</text:p>
      <text:p text:style-name="P4">systemctl enable openvswitch</text:p>
      <text:p text:style-name="P4">systemctl start openvswitch</text:p>
      <text:p text:style-name="P4">systemctl restart NetworkManager</text:p>
      <text:p text:style-name="P4">nmcli connection up ovs-bridge-br-ex</text:p>
      <text:p text:style-name="P4">ovs-vsctl show</text:p>
      <text:p text:style-name="P14"> </text:p>
      <text:p text:style-name="P1">Step 6: Run Packstack to configure Openstack</text:p>
      <text:p text:style-name="P4"><text:span text:style-name="T12">Optional: create another timeshift snapshot.<text:line-break/></text:span>timeshift --create --comments "Before packstack run"<text:line-break/><text:line-break/>packstack --install-hosts=172.24.29.132 \</text:p>
      <text:p text:style-name="P6">  <text:span text:style-name="T13">--provision-demo=n \</text:span></text:p>
      <text:p text:style-name="P6">  <text:span text:style-name="T13">--os-neutron-ml2-type-drivers=vxlan,flat \</text:span></text:p>
      <text:p text:style-name="P6"><text:soft-page-break/>  <text:span text:style-name="T13">--os-neutron-ml2-mechanism-drivers=openvswitch \</text:span></text:p>
      <text:p text:style-name="P6">  <text:span text:style-name="T13">--os-neutron-l2-agent=openvswitch \</text:span></text:p>
      <text:p text:style-name="P6">  <text:span text:style-name="T13">--os-neutron-ovs-bridge-mappings=extnet:ovs-bridge-br-ex \</text:span></text:p>
      <text:p text:style-name="P6">  <text:span text:style-name="T13">--os-neutron-ovs-bridge-interfaces=ovs-bridge-br-ex:eno1 \</text:span></text:p>
      <text:p text:style-name="P6">  <text:span text:style-name="T13">--os-cinder-install=y \</text:span></text:p>
      <text:p text:style-name="P6">  <text:span text:style-name="T13">--cinder-volumes-create=n \</text:span></text:p>
      <text:p text:style-name="P6">  <text:span text:style-name="T13">--cinder-volumes-size=2048G</text:span></text:p>
      <text:p text:style-name="P16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31T17:56:19.802061400</meta:creation-date>
    <dc:date>2025-12-31T19:08:22.050544900</dc:date>
    <meta:editing-duration>PT6M46S</meta:editing-duration>
    <meta:editing-cycles>7</meta:editing-cycles>
    <meta:generator>LibreOffice/25.2.7.2$Windows_X86_64 LibreOffice_project/5cbfd1ab6520636bb5f7b99185aa69bd7456825d</meta:generator>
    <meta:document-statistic meta:table-count="0" meta:image-count="0" meta:object-count="0" meta:page-count="3" meta:paragraph-count="74" meta:word-count="416" meta:character-count="2997" meta:non-whitespace-character-count="2630"/>
  </office:meta>
</office:document-meta>
</file>